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869d"/>
    </style:style>
    <style:style style:name="P2" style:family="paragraph" style:parent-style-name="Standard">
      <style:text-properties officeooo:rsid="001ea8b2" officeooo:paragraph-rsid="001ea8b2"/>
    </style:style>
    <style:style style:name="P3" style:family="paragraph" style:parent-style-name="Standard">
      <style:text-properties officeooo:paragraph-rsid="001ea8b2"/>
    </style:style>
    <style:style style:name="P4" style:family="paragraph" style:parent-style-name="Standard">
      <style:text-properties officeooo:rsid="001f7b3b" officeooo:paragraph-rsid="001f7b3b"/>
    </style:style>
    <style:style style:name="P5" style:family="paragraph" style:parent-style-name="Standard">
      <style:text-properties officeooo:rsid="0020e1c4" officeooo:paragraph-rsid="0020e1c4"/>
    </style:style>
    <style:style style:name="P6" style:family="paragraph" style:parent-style-name="Standard">
      <style:text-properties officeooo:rsid="0021cbef" officeooo:paragraph-rsid="0021cbef"/>
    </style:style>
    <style:style style:name="P7" style:family="paragraph" style:parent-style-name="Standard">
      <style:text-properties officeooo:rsid="00242064" officeooo:paragraph-rsid="00242064"/>
    </style:style>
    <style:style style:name="P8" style:family="paragraph" style:parent-style-name="Standard">
      <style:text-properties officeooo:rsid="00242064" officeooo:paragraph-rsid="00263377"/>
    </style:style>
    <style:style style:name="P9" style:family="paragraph" style:parent-style-name="Standard">
      <style:text-properties officeooo:rsid="00242162" officeooo:paragraph-rsid="00242162"/>
    </style:style>
    <style:style style:name="P10" style:family="paragraph" style:parent-style-name="Standard">
      <style:text-properties officeooo:rsid="00263377" officeooo:paragraph-rsid="00263377"/>
    </style:style>
    <style:style style:name="P11" style:family="paragraph" style:parent-style-name="Standard">
      <style:text-properties officeooo:rsid="00265f6a" officeooo:paragraph-rsid="00265f6a"/>
    </style:style>
    <style:style style:name="P12" style:family="paragraph" style:parent-style-name="Standard">
      <style:text-properties officeooo:paragraph-rsid="00265f6a"/>
    </style:style>
    <style:style style:name="P13" style:family="paragraph" style:parent-style-name="Standard">
      <style:text-properties officeooo:rsid="00278e62" officeooo:paragraph-rsid="00278e62"/>
    </style:style>
    <style:style style:name="P14" style:family="paragraph" style:parent-style-name="Standard">
      <style:text-properties officeooo:rsid="002972ea" officeooo:paragraph-rsid="002972ea"/>
    </style:style>
    <style:style style:name="P15" style:family="paragraph" style:parent-style-name="Standard">
      <style:text-properties officeooo:rsid="002b7bda" officeooo:paragraph-rsid="002b7bda"/>
    </style:style>
    <style:style style:name="P16" style:family="paragraph" style:parent-style-name="Standard">
      <style:text-properties officeooo:rsid="002e86fb" officeooo:paragraph-rsid="002e86fb"/>
    </style:style>
    <style:style style:name="P17" style:family="paragraph" style:parent-style-name="Standard">
      <style:text-properties officeooo:rsid="00242064" officeooo:paragraph-rsid="00242064"/>
    </style:style>
    <style:style style:name="P18" style:family="paragraph" style:parent-style-name="Standard">
      <style:text-properties officeooo:rsid="0031f157" officeooo:paragraph-rsid="0031f157"/>
    </style:style>
    <style:style style:name="T1" style:family="text">
      <style:text-properties officeooo:rsid="001956a3"/>
    </style:style>
    <style:style style:name="T2" style:family="text">
      <style:text-properties officeooo:rsid="0019869d"/>
    </style:style>
    <style:style style:name="T3" style:family="text">
      <style:text-properties officeooo:rsid="00265f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parcamiento</text:p>
      <text:p text:style-name="P13">MovimientoCuentasCorriente</text:p>
      <text:p text:style-name="P13">MovimientoCuentasCorriente.v2</text:p>
      <text:p text:style-name="P13">Libreria_v2</text:p>
      <text:p text:style-name="P16">Gestion Articulos</text:p>
      <text:p text:style-name="P15">________________________________________________________________________________</text:p>
      <text:p text:style-name="P13">********************************************************************************</text:p>
      <text:p text:style-name="P13"/>
      <text:p text:style-name="P14">Declaracion de array</text:p>
      <text:p text:style-name="P14"><text:tab/>Dim numeros(19) As Integer</text:p>
      <text:p text:style-name="P14"><text:tab/>Dim arrayBidimensional(filas, columnas) As TipoDeDato</text:p>
      <text:p text:style-name="P14">……………………………………………………………………………………………………..</text:p>
      <text:p text:style-name="P10">_Load</text:p>
      <text:p text:style-name="P8"><text:tab/>Private Sub Form1_Load(sender As Object, e As EventArgs) Handles Me.Load</text:p>
      <text:p text:style-name="P7">----------------------------------------------------------------------------------------------------------------------</text:p>
      <text:p text:style-name="P11">Salto de Linea</text:p>
      <text:p text:style-name="P12"><text:span text:style-name="T3"><text:tab/></text:span>Dim mensaje As String = "Hola," &amp; vbCrLf &amp; "este es un salto de línea."</text:p>
      <text:p text:style-name="P12">……………………………………………………………………………………………………...</text:p>
      <text:p text:style-name="P7">Focus()</text:p>
      <text:p text:style-name="P7">--------------------------------------------------------------------------------------------------------------------</text:p>
      <text:p text:style-name="P18">KeyDown</text:p>
      <text:p text:style-name="P7"><text:tab/>Private Sub TextBox1_KeyDown(sender As Object, e As KeyEventArgs) Handles <text:tab/>TextBox1.KeyDown</text:p>
      <text:p text:style-name="P7"><text:s text:c="8"/><text:tab/>If e.KeyCode = Keys.Enter Then</text:p>
      <text:p text:style-name="P9"><text:tab/><text:tab/>InputText</text:p>
      <text:p text:style-name="P9"><text:tab/>Dim inputText As String</text:p>
      <text:p text:style-name="P9"><text:s text:c="8"/><text:tab/><text:tab/>inputText = InputBox("Introduce un valor:", "Input Box")</text:p>
      <text:p text:style-name="P7">………………………………………………………………………………………………………</text:p>
      <text:p text:style-name="P6">For</text:p>
      <text:p text:style-name="P6"><text:s text:c="7"/>For i = 0 To ListBox1.Items.Count - 1</text:p>
      <text:p text:style-name="P6"><text:s text:c="12"/>If ListBox1.SelectedIndex &lt;&gt; -1 Then</text:p>
      <text:p text:style-name="P6"><text:s text:c="16"/><text:tab/>btnAbajo.Enabled = True</text:p>
      <text:p text:style-name="P6"><text:s text:c="16"/><text:tab/>btnDerecha.Enabled = True</text:p>
      <text:p text:style-name="P6"><text:s text:c="16"/><text:tab/>btnIzq.Enabled = False</text:p>
      <text:p text:style-name="P6"><text:s text:c="12"/>End If</text:p>
      <text:p text:style-name="P6"><text:s text:c="8"/>Next</text:p>
      <text:p text:style-name="P6">----------------------------------------------------------------------------------------------------------------------</text:p>
      <text:p text:style-name="P5">ComboBox</text:p>
      <text:p text:style-name="P5"><text:tab/> lbName.Items.Add(cbName.Text)</text:p>
      <text:p text:style-name="P5"><text:s text:c="8"/><text:tab/>cbName.Text = ""</text:p>
      <text:p text:style-name="P5">---------------------------------------------------------------------------------------------------------------------</text:p>
      <text:p text:style-name="P5">Select Case</text:p>
      <text:p text:style-name="P5"><text:tab/> Dim pais As String = ListBox1.SelectedItem.ToString()</text:p>
      <text:p text:style-name="P5"/>
      <text:p text:style-name="P5"><text:s text:c="12"/>Select Case pais</text:p>
      <text:p text:style-name="P5"><text:s text:c="16"/>Case "Alemania"</text:p>
      <text:p text:style-name="P5"><text:s text:c="20"/>txtPais.Text = "Alemania"</text:p>
      <text:p text:style-name="P5"><text:tab/><text:tab/>……...</text:p>
      <text:p text:style-name="P5"><text:s text:c="16"/>Case "España"</text:p>
      <text:p text:style-name="P5"><text:s text:c="20"/>txtPais.Text = "España"</text:p>
      <text:p text:style-name="P5"><text:s text:c="18"/><text:tab/>…….</text:p>
      <text:p text:style-name="P5"><text:s text:c="16"/>Case "Italia"</text:p>
      <text:p text:style-name="P5"><text:soft-page-break/><text:s text:c="20"/>txtPais.Text = "Italia"</text:p>
      <text:p text:style-name="P5"><text:s text:c="20"/><text:tab/>……</text:p>
      <text:p text:style-name="P5"><text:s text:c="16"/>Case "Inglaterra"</text:p>
      <text:p text:style-name="P5"><text:s text:c="20"/>txtPais.Text = "Inglaterra"</text:p>
      <text:p text:style-name="P5"><text:tab/><text:tab/>………..</text:p>
      <text:p text:style-name="P5"><text:s text:c="12"/>End Select</text:p>
      <text:p text:style-name="P5"/>
      <text:p text:style-name="P5"><text:tab/> Select Case cantidad</text:p>
      <text:p text:style-name="P5"><text:s text:c="24"/>Case 1</text:p>
      <text:p text:style-name="P5"><text:s text:c="28"/>'Asignamos el precioUnitario al precioCliente ya que no hay descuento</text:p>
      <text:p text:style-name="P5"><text:s text:c="28"/>precioCliente = precioUnitatio</text:p>
      <text:p text:style-name="P5"><text:s text:c="28"/>txtDTO.Text = "0%"</text:p>
      <text:p text:style-name="P5"><text:s text:c="24"/>Case 2, 3</text:p>
      <text:p text:style-name="P5"><text:s text:c="28"/>'Realizamos el calculo segun el porcentaje 3%</text:p>
      <text:p text:style-name="P5"><text:s text:c="28"/>precioCliente = (precioUnitatio * cantidad) - ((precioUnitatio * cantidad) * 0.03)</text:p>
      <text:p text:style-name="P5"><text:s text:c="28"/>txtDTO.Text = "3%"</text:p>
      <text:p text:style-name="P5"><text:s text:c="24"/>Case 4, 5, 6, 7</text:p>
      <text:p text:style-name="P5"><text:s text:c="29"/>'Realizamos el calculo segun el porcentaje 7%</text:p>
      <text:p text:style-name="P5"><text:s text:c="28"/>precioCliente = (precioUnitatio * cantidad) - ((precioUnitatio * cantidad) * 0.07)</text:p>
      <text:p text:style-name="P5"><text:s text:c="28"/>txtDTO.Text = "7%"</text:p>
      <text:p text:style-name="P5"><text:s text:c="24"/>Case Else</text:p>
      <text:p text:style-name="P5"><text:s text:c="29"/>'Realizamos el calculo segun el porcentaje 15%</text:p>
      <text:p text:style-name="P5"><text:s text:c="28"/>precioCliente = (precioUnitatio * cantidad) - ((precioUnitatio * cantidad) * 0.15)</text:p>
      <text:p text:style-name="P5"><text:s text:c="28"/>txtDTO.Text = "15%"</text:p>
      <text:p text:style-name="P5"><text:s text:c="20"/>End Select</text:p>
      <text:p text:style-name="P5"><text:s text:c="19"/></text:p>
      <text:p text:style-name="P4">----------------------------------------------------------------------------------------------------------------------</text:p>
      <text:p text:style-name="P4">PictureBox</text:p>
      <text:p text:style-name="P4">-----------------------------------------------------------------------------------------------------------------------</text:p>
      <text:p text:style-name="P2">ListBox</text:p>
      <text:p text:style-name="Standard"><text:tab/>If txtNombreAlumno.Text.Equals("") Then</text:p>
      <text:p text:style-name="Standard"><text:s text:c="12"/><text:tab/>MessageBox.Show("No puede estar vacio el nombre del alumno")</text:p>
      <text:p text:style-name="Standard"><text:s text:c="8"/><text:tab/>Else</text:p>
      <text:p text:style-name="Standard"><text:s text:c="12"/><text:tab/>lbAlumno.Items.Add(txtNombreAlumno.Text)</text:p>
      <text:p text:style-name="Standard"><text:s text:c="12"/><text:tab/>lbOptativas.Items.Add(cbAsigOpt.SelectedItem)</text:p>
      <text:p text:style-name="Standard"><text:s text:c="8"/><text:tab/>End If</text:p>
      <text:p text:style-name="Standard"><text:tab/> </text:p>
      <text:p text:style-name="Standard"><text:s text:c="8"/>If lbAlumno.SelectedIndex &lt;&gt; -1 Then</text:p>
      <text:p text:style-name="Standard"><text:s text:c="12"/>lbOptativas.Items.RemoveAt(lbAlumno.SelectedIndex)</text:p>
      <text:p text:style-name="Standard"><text:s text:c="12"/>lbAlumno.Items.RemoveAt(lbAlumno.SelectedIndex)</text:p>
      <text:p text:style-name="Standard"><text:s text:c="8"/>ElseIf lbOptativas.SelectedIndex &lt;&gt; -1 Then</text:p>
      <text:p text:style-name="Standard"><text:s text:c="12"/>lbAlumno.Items.RemoveAt(lbOptativas.SelectedIndex)</text:p>
      <text:p text:style-name="Standard"><text:s text:c="12"/>lbOptativas.Items.Remove(lbOptativas.SelectedItem)</text:p>
      <text:p text:style-name="Standard"><text:s text:c="8"/>End If</text:p>
      <text:p text:style-name="Standard"><text:s text:c="4"/></text:p>
      <text:p text:style-name="P3"><text:s text:c="8"/>lbAlumno.Items.Clear()</text:p>
      <text:p text:style-name="P3"/>
      <text:p text:style-name="Standard">…………………………………………………………………………………………………………</text:p>
      <text:p text:style-name="Standard"><text:s/>Scroll</text:p>
      <text:p text:style-name="Standard"><text:s text:c="8"/>PictureBox1.Size = New Size(169, VScrollBar1.Value)</text:p>
      <text:p text:style-name="Standard"><text:s text:c="8"/>PictureBox1.Size = New Size(HScrollBar1.Value, 108)</text:p>
      <text:p text:style-name="P1"><text:s text:c="8"/><text:tab/>- <text:span text:style-name="T2">Tener en cuenta el minimo y maximo del scroll</text:span></text:p>
      <text:p text:style-name="P1"><text:soft-page-break/><text:s/><text:tab/>- <text:span text:style-name="T2">Tener en cuenta vertical y horizontal</text:span></text:p>
      <text:p text:style-name="Standard"><text:s text:c="3"/><text:span text:style-name="T1">Image</text:span></text:p>
      <text:p text:style-name="Standard"><text:tab/>PictureBox4.Image = Image.FromFile(Application.StartupPath &amp; "\fotos_animales\<text:tab/>foto1.jpg")</text:p>
      <text:p text:style-name="Standard">------------------------------------------------------------------------------------------------------------------------</text:p>
      <text:p text:style-name="Standard">Module Module1</text:p>
      <text:p text:style-name="Standard"><text:s text:c="4"/>Public variable As Date = Now</text:p>
      <text:p text:style-name="Standard"><text:s text:c="4"/>Public valor As String</text:p>
      <text:p text:style-name="Standard"/>
      <text:p text:style-name="Standard"><text:s text:c="4"/>Sub fecha()</text:p>
      <text:p text:style-name="Standard"><text:s text:c="8"/>valor = Format(variable, "d/m/yy").ToString</text:p>
      <text:p text:style-name="Standard"/>
      <text:p text:style-name="Standard"><text:s text:c="8"/>Form1.txtFecha.Visible = True</text:p>
      <text:p text:style-name="Standard"><text:s text:c="8"/>Form1.txtHora.Visible = False</text:p>
      <text:p text:style-name="Standard"><text:s text:c="8"/>Form1.txtFecha.Text = valor</text:p>
      <text:p text:style-name="Standard"><text:s text:c="4"/>End Sub</text:p>
      <text:p text:style-name="Standard"/>
      <text:p text:style-name="Standard"><text:s text:c="4"/>Sub hora()</text:p>
      <text:p text:style-name="Standard"><text:s text:c="8"/>valor = Format(variable, "h:m:s")</text:p>
      <text:p text:style-name="Standard"><text:s text:c="8"/>Form1.txtFecha.Visible = False</text:p>
      <text:p text:style-name="Standard"><text:s text:c="8"/>Form1.txtHora.Visible = True</text:p>
      <text:p text:style-name="Standard"><text:s text:c="8"/>Form1.txtHora.Text = valor</text:p>
      <text:p text:style-name="Standard"><text:s text:c="4"/>End Sub</text:p>
      <text:p text:style-name="Standard">End Module</text:p>
      <text:p text:style-name="Standard">Public Class Form1</text:p>
      <text:p text:style-name="Standard"><text:s text:c="4"/>Private Sub btnFecha_Click(sender As Object, e As EventArgs) Handles btnFecha.Click</text:p>
      <text:p text:style-name="Standard"><text:s text:c="8"/>Call fecha()</text:p>
      <text:p text:style-name="Standard"><text:s text:c="4"/>End Sub</text:p>
      <text:p text:style-name="Standard"/>
      <text:p text:style-name="Standard"><text:s text:c="4"/>Private Sub btnHora_Click(sender As Object, e As EventArgs) Handles btnHora.Click</text:p>
      <text:p text:style-name="Standard"><text:s text:c="8"/>Call hora()</text:p>
      <text:p text:style-name="Standard"><text:s text:c="4"/>End Sub</text:p>
      <text:p text:style-name="Standard"/>
      <text:p text:style-name="Standard"><text:s text:c="4"/>Private Sub txtHora_TextChanged(sender As Object, e As EventArgs) Handles txtHora.TextChanged</text:p>
      <text:p text:style-name="Standard"/>
      <text:p text:style-name="Standard"><text:s text:c="4"/>End Sub</text:p>
      <text:p text:style-name="Standard">End Class</text:p>
      <text:p text:style-name="Standard">------------------------------------------------------------------------------------------------------------------------</text:p>
      <text:p text:style-name="Standard">Module Module1</text:p>
      <text:p text:style-name="Standard"><text:s text:c="4"/>Public formulario1 As New Form1()</text:p>
      <text:p text:style-name="Standard"><text:s text:c="4"/>Public formulario2 As New Form2()</text:p>
      <text:p text:style-name="Standard">End Module</text:p>
      <text:p text:style-name="Standard">Public Class Form1</text:p>
      <text:p text:style-name="Standard"><text:s text:c="4"/>Inherits System.Windows.Forms.Form</text:p>
      <text:p text:style-name="Standard"/>
      <text:p text:style-name="Standard"><text:s text:c="4"/>Private Sub Button1_Click(sender As Object, e As EventArgs) Handles Button1.Click</text:p>
      <text:p text:style-name="Standard"><text:s text:c="8"/>Me.Hide()</text:p>
      <text:p text:style-name="Standard"/>
      <text:p text:style-name="Standard"><text:s text:c="8"/>formulario2.TextBox1.Text = "pepepepepepe"</text:p>
      <text:p text:style-name="Standard"><text:s text:c="8"/>formulario2.Button1.BackColor = Color.Red</text:p>
      <text:p text:style-name="Standard"/>
      <text:p text:style-name="Standard"><text:soft-page-break/><text:s text:c="8"/>formulario2.Show()</text:p>
      <text:p text:style-name="Standard"><text:s text:c="4"/>End Sub</text:p>
      <text:p text:style-name="Standard">End Class</text:p>
      <text:p text:style-name="Standard">Public Class Form2</text:p>
      <text:p text:style-name="Standard"><text:s text:c="4"/>Inherits System.Windows.Forms.Form</text:p>
      <text:p text:style-name="Standard"><text:s text:c="4"/>Private Sub Button1_Click(sender As Object, e As EventArgs) Handles Button1.Click</text:p>
      <text:p text:style-name="Standard"><text:s text:c="8"/>Me.Hide()</text:p>
      <text:p text:style-name="Standard"><text:s text:c="8"/>formulario1.Button1.BackColor = Color.Purple</text:p>
      <text:p text:style-name="Standard"><text:s text:c="8"/>formulario1.Show()</text:p>
      <text:p text:style-name="Standard"><text:s text:c="4"/>End Sub</text:p>
      <text:p text:style-name="Standard">End Class</text:p>
      <text:p text:style-name="Standard"/>
      <text:p text:style-name="Standard">------------------------------------------------------------------------------------------------------------------------</text:p>
      <text:p text:style-name="Standard"><text:s/>Private Function ValidarNumero(message As String, messageTitle As String)</text:p>
      <text:p text:style-name="Standard"><text:s text:c="8"/>Dim cantidad As Decimal</text:p>
      <text:p text:style-name="Standard"><text:s text:c="8"/>Dim input As String</text:p>
      <text:p text:style-name="Standard"/>
      <text:p text:style-name="Standard"><text:s text:c="8"/>Do</text:p>
      <text:p text:style-name="Standard"><text:s text:c="12"/>input = InputBox(message, messageTitle)</text:p>
      <text:p text:style-name="Standard"/>
      <text:p text:style-name="Standard"><text:s text:c="12"/>If Not Decimal.TryParse(input, cantidad) OrElse cantidad &lt; 0 Then</text:p>
      <text:p text:style-name="Standard"><text:s text:c="16"/>MessageBox.Show("Por favor introduce un número valido y positivo")</text:p>
      <text:p text:style-name="Standard"><text:s text:c="12"/>End If</text:p>
      <text:p text:style-name="Standard"/>
      <text:p text:style-name="Standard"><text:s text:c="8"/>Loop Until Decimal.TryParse(input, cantidad) AndAlso cantidad &gt;= 0</text:p>
      <text:p text:style-name="Standard"><text:s text:c="8"/>Return cantidad</text:p>
      <text:p text:style-name="Standard"><text:s text:c="4"/>End Function</text:p>
      <text:p text:style-name="Standard"/>
      <text:p text:style-name="Standard"><text:s text:c="4"/>Private Function ValidarTexto(message As String, messageTitle As String)</text:p>
      <text:p text:style-name="Standard"><text:s text:c="8"/>Dim nombre As String</text:p>
      <text:p text:style-name="Standard"/>
      <text:p text:style-name="Standard"><text:s text:c="8"/>Do</text:p>
      <text:p text:style-name="Standard"><text:s text:c="12"/>nombre = InputBox(message, messageTitle)</text:p>
      <text:p text:style-name="Standard"><text:s text:c="12"/>If String.IsNullOrWhiteSpace(nombre) Then</text:p>
      <text:p text:style-name="Standard"><text:s text:c="16"/>MessageBox.Show("El nombre no puede estar vacio, Error de entrada")</text:p>
      <text:p text:style-name="Standard"><text:s text:c="12"/>ElseIf Not Regex.IsMatch(nombre, "^[a-zA-Z\s]+$") Then</text:p>
      <text:p text:style-name="Standard"><text:s text:c="16"/>MessageBox.Show("El nombre solo puede hacer contener letra y espacios")</text:p>
      <text:p text:style-name="Standard"><text:s text:c="12"/>End If</text:p>
      <text:p text:style-name="Standard"><text:s text:c="8"/>Loop Until Not String.IsNullOrWhiteSpace(nombre) AndAlso Regex.IsMatch(nombre, "^[a-zA-Z\s]+$")</text:p>
      <text:p text:style-name="Standard"><text:s text:c="8"/>Return nombre</text:p>
      <text:p text:style-name="Standard"><text:s text:c="4"/>End Fun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05:19:55.317470777</meta:creation-date>
    <dc:date>2024-12-03T12:07:52.929878210</dc:date>
    <meta:editing-duration>PT2H45M13S</meta:editing-duration>
    <meta:editing-cycles>18</meta:editing-cycles>
    <meta:generator>LibreOffice/24.2.6.2$Linux_X86_64 LibreOffice_project/420$Build-2</meta:generator>
    <meta:document-statistic meta:table-count="0" meta:image-count="0" meta:object-count="0" meta:page-count="4" meta:paragraph-count="175" meta:word-count="591" meta:character-count="7419" meta:non-whitespace-character-count="5573"/>
  </office:meta>
</office:document-meta>
</file>